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decorativ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7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3.7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Faciles">
      <style:table-properties table:display="true" style:writing-mode="lr-tb"/>
    </style:style>
    <style:style style:name="ta2" style:family="table" style:master-page-name="PageStyle_5f_Cumulé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5" style:family="table-cell" style:parent-style-name="Default" style:data-style-name="N11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7">
      <style:table-cell-properties fo:background-color="#c0c0c0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fo:background-color="#c0c0c0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 fo:hyphenate="tru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c0c0c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5f_BuiltIn_5f_Currency" style:data-style-name="N116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Currency" style:data-style-name="N116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fo:border-bottom="0.74pt solid #000000" fo:background-color="#ffff00" style:diagonal-bl-tr="none" style:diagonal-tl-br="none" style:text-align-source="fix" style:repeat-content="false" fo:border-left="0.74pt solid #000000" fo:padding="0.071cm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wrap-option="wrap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000000" draw:shadow-opacity="100%"/>
    </style:style>
    <style:style style:name="P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-asian="Droid Sans Fallback" style:font-name-complex="FreeSans"/>
    </style:style>
    <style:style style:name="T3" style:family="text">
      <style:text-properties style:font-name-asian="Droid Sans Fallback" style:font-name-complex="FreeSans"/>
    </style:style>
  </office:automatic-styles>
  <office:body>
    <office:spreadsheet>
      <table:calculation-settings table:case-sensitive="false" table:use-regular-expressions="false"/>
      <table:table table:name="Faci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51" table:default-cell-style-name="ce1"/>
        <table:table-column table:style-name="co6" table:number-columns-repeated="767" table:default-cell-style-name="Default"/>
        <table:table-row table:style-name="ro1">
          <table:table-cell>
            <draw:custom-shape table:end-cell-address="Faciles.E2" table:end-x="2.384cm" table:end-y="0.409cm" draw:z-index="0" draw:name="Rectangle 10" draw:style-name="gr1" draw:text-style-name="P1" svg:width="13.576cm" svg:height="0.496cm" svg:x="0cm" svg:y="0.4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5" table:number-rows-spanned="1">
            <text:p>Ventes HT et TTC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office:value-type="string" calcext:value-type="string">
            <text:p>Taux de TVA</text:p>
          </table:table-cell>
          <table:table-cell table:style-name="ce5" office:value-type="percentage" office:value="0.196" calcext:value-type="percentage">
            <text:p>19,60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Ventes H.T.</text:p>
          </table:table-cell>
          <table:covered-table-cell table:number-columns-repeated="2" table:style-name="ce6"/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Janvier</text:p>
          </table:table-cell>
          <table:table-cell table:style-name="ce11" office:value-type="string" calcext:value-type="string">
            <text:p>Février</text:p>
          </table:table-cell>
          <table:table-cell table:style-name="ce12" office:value-type="string" calcext:value-type="string">
            <text:p>Mars</text:p>
          </table:table-cell>
          <table:table-cell office:value-type="string" calcext:value-type="string">
            <text:p>Total HT</text:p>
          </table:table-cell>
          <table:table-cell office:value-type="string" calcext:value-type="string">
            <text:p>Total T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ises</text:p>
          </table:table-cell>
          <table:table-cell table:style-name="ce8" office:value-type="currency" office:currency="EUR" office:value="1492.05" calcext:value-type="currency">
            <text:p>1 492,05 €</text:p>
          </table:table-cell>
          <table:table-cell table:style-name="ce8" office:value-type="currency" office:currency="EUR" office:value="1243.17" calcext:value-type="currency">
            <text:p>1 243,17 €</text:p>
          </table:table-cell>
          <table:table-cell table:style-name="ce8" office:value-type="currency" office:currency="EUR" office:value="1444.28" calcext:value-type="currency">
            <text:p>1 444,28 €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antalons</text:p>
          </table:table-cell>
          <table:table-cell table:style-name="ce8" office:value-type="currency" office:currency="EUR" office:value="844.66" calcext:value-type="currency">
            <text:p>844,66 €</text:p>
          </table:table-cell>
          <table:table-cell table:style-name="ce8" office:value-type="currency" office:currency="EUR" office:value="667.2" calcext:value-type="currency">
            <text:p>667,20 €</text:p>
          </table:table-cell>
          <table:table-cell table:style-name="ce8" office:value-type="currency" office:currency="EUR" office:value="853.95" calcext:value-type="currency">
            <text:p>853,95 €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estes</text:p>
          </table:table-cell>
          <table:table-cell table:style-name="ce8" office:value-type="currency" office:currency="EUR" office:value="931.49" calcext:value-type="currency">
            <text:p>931,49 €</text:p>
          </table:table-cell>
          <table:table-cell table:style-name="ce8" office:value-type="currency" office:currency="EUR" office:value="1416.11" calcext:value-type="currency">
            <text:p>1 416,11 €</text:p>
          </table:table-cell>
          <table:table-cell table:style-name="ce8" office:value-type="currency" office:currency="EUR" office:value="883.54" calcext:value-type="currency">
            <text:p>883,54 €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aussures</text:p>
          </table:table-cell>
          <table:table-cell table:style-name="ce8" office:value-type="currency" office:currency="EUR" office:value="538.83" calcext:value-type="currency">
            <text:p>538,83 €</text:p>
          </table:table-cell>
          <table:table-cell table:style-name="ce8" office:value-type="currency" office:currency="EUR" office:value="1092.76" calcext:value-type="currency">
            <text:p>1 092,76 €</text:p>
          </table:table-cell>
          <table:table-cell table:style-name="ce8" office:value-type="currency" office:currency="EUR" office:value="1298.34" calcext:value-type="currency">
            <text:p>1 298,34 €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5" table:number-rows-spanned="1">
            <text:p>Pourcentage des ventes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emises</text:p>
          </table:table-cell>
          <table:table-cell table:style-name="ce10" table:formula="of:=[.B$7]" office:value-type="currency" office:currency="EUR" office:value="1492.05" calcext:value-type="currency">
            <text:p>1 492,05 €</text:p>
          </table:table-cell>
          <table:table-cell table:style-name="ce10" table:formula="of:=[.C$7]" office:value-type="currency" office:currency="EUR" office:value="1243.17" calcext:value-type="currency">
            <text:p>1 243,17 €</text:p>
          </table:table-cell>
          <table:table-cell table:style-name="ce10" table:formula="of:=[.D$7]" office:value-type="currency" office:currency="EUR" office:value="1444.28" calcext:value-type="currency">
            <text:p>1 444,28 €</text:p>
          </table:table-cell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% du total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Saisissez une formule de calcul du total hors taxes en E7, puis étendez jusque E10. Vérifiez et formatez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aisissez une formule de calcul du total toutes <text:s/>taxes comprises en F7, puis étendez jusque F10. Vérifiez et formatez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Regardez et comprenez les formules en B16:D16. Saisissez la formule en E16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aisissez une formule de calcul du pourcentage en B17, étendez jusque E17. Vérifiez et formatez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Default"/>
          <table:table-cell table:style-name="ce4" table:number-columns-repeated="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mulé" table:style-name="ta2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52" table:default-cell-style-name="ce1"/>
        <table:table-column table:style-name="co6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15" office:value-type="string" calcext:value-type="string">
            <text:p>Mois</text:p>
          </table:table-cell>
          <table:table-cell table:style-name="ce17" office:value-type="string" calcext:value-type="string">
            <text:p>Chiffre d'affaires</text:p>
          </table:table-cell>
          <table:table-cell table:style-name="ce21" office:value-type="string" calcext:value-type="string">
            <text:p>Chiffre d'affaires cumulé depuis le mois de janvier</text:p>
          </table:table-cell>
          <table:table-cell table:style-name="ce24" office:value-type="string" calcext:value-type="string">
            <text:p>Valeurs que vous devez trouver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Janvier</text:p>
          </table:table-cell>
          <table:table-cell table:style-name="ce18" office:value-type="currency" office:currency="EUR" office:value="2351.76" calcext:value-type="currency">
            <text:p>2 351,76 €</text:p>
          </table:table-cell>
          <table:table-cell table:style-name="ce22"/>
          <table:table-cell table:style-name="ce25" office:value-type="currency" office:currency="EUR" office:value="2351.76" calcext:value-type="currency">
            <text:p>2 351,76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février</text:p>
          </table:table-cell>
          <table:table-cell table:style-name="ce18" office:value-type="currency" office:currency="EUR" office:value="3148.66" calcext:value-type="currency">
            <text:p>3 148,66 €</text:p>
          </table:table-cell>
          <table:table-cell table:style-name="ce22"/>
          <table:table-cell table:style-name="ce25" office:value-type="currency" office:currency="EUR" office:value="5500.42" calcext:value-type="currency">
            <text:p>5 500,42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mars</text:p>
          </table:table-cell>
          <table:table-cell table:style-name="ce18" office:value-type="currency" office:currency="EUR" office:value="5114.27" calcext:value-type="currency">
            <text:p>5 114,27 €</text:p>
          </table:table-cell>
          <table:table-cell table:style-name="ce22"/>
          <table:table-cell table:style-name="ce25" office:value-type="currency" office:currency="EUR" office:value="10614.69" calcext:value-type="currency">
            <text:p>10 614,69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avril</text:p>
          </table:table-cell>
          <table:table-cell table:style-name="ce18" office:value-type="currency" office:currency="EUR" office:value="9403.57" calcext:value-type="currency">
            <text:p>9 403,57 €</text:p>
          </table:table-cell>
          <table:table-cell table:style-name="ce22"/>
          <table:table-cell table:style-name="ce25" office:value-type="currency" office:currency="EUR" office:value="20018.26" calcext:value-type="currency">
            <text:p>20 018,26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mai</text:p>
          </table:table-cell>
          <table:table-cell table:style-name="ce18" office:value-type="currency" office:currency="EUR" office:value="4583.79" calcext:value-type="currency">
            <text:p>4 583,79 €</text:p>
          </table:table-cell>
          <table:table-cell table:style-name="ce22"/>
          <table:table-cell table:style-name="ce25" office:value-type="currency" office:currency="EUR" office:value="24602.05" calcext:value-type="currency">
            <text:p>24 602,05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juin</text:p>
          </table:table-cell>
          <table:table-cell table:style-name="ce18" office:value-type="currency" office:currency="EUR" office:value="9552.99" calcext:value-type="currency">
            <text:p>9 552,99 €</text:p>
          </table:table-cell>
          <table:table-cell table:style-name="ce22"/>
          <table:table-cell table:style-name="ce25" office:value-type="currency" office:currency="EUR" office:value="34155.04" calcext:value-type="currency">
            <text:p>34 155,04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juillet</text:p>
          </table:table-cell>
          <table:table-cell table:style-name="ce18" office:value-type="currency" office:currency="EUR" office:value="2093.8" calcext:value-type="currency">
            <text:p>2 093,80 €</text:p>
          </table:table-cell>
          <table:table-cell table:style-name="ce22"/>
          <table:table-cell table:style-name="ce25" office:value-type="currency" office:currency="EUR" office:value="36248.84" calcext:value-type="currency">
            <text:p>36 248,84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août</text:p>
          </table:table-cell>
          <table:table-cell table:style-name="ce18" office:value-type="currency" office:currency="EUR" office:value="5328.69" calcext:value-type="currency">
            <text:p>5 328,69 €</text:p>
          </table:table-cell>
          <table:table-cell table:style-name="ce22"/>
          <table:table-cell table:style-name="ce25" office:value-type="currency" office:currency="EUR" office:value="41577.53" calcext:value-type="currency">
            <text:p>41 577,53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septembre</text:p>
          </table:table-cell>
          <table:table-cell table:style-name="ce18" office:value-type="currency" office:currency="EUR" office:value="5214.23" calcext:value-type="currency">
            <text:p>5 214,23 €</text:p>
          </table:table-cell>
          <table:table-cell table:style-name="ce22"/>
          <table:table-cell table:style-name="ce25" office:value-type="currency" office:currency="EUR" office:value="46791.76" calcext:value-type="currency">
            <text:p>46 791,76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octobre</text:p>
          </table:table-cell>
          <table:table-cell table:style-name="ce18" office:value-type="currency" office:currency="EUR" office:value="1155.1" calcext:value-type="currency">
            <text:p>1 155,10 €</text:p>
          </table:table-cell>
          <table:table-cell table:style-name="ce22"/>
          <table:table-cell table:style-name="ce25" office:value-type="currency" office:currency="EUR" office:value="47946.86" calcext:value-type="currency">
            <text:p>47 946,86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novembre</text:p>
          </table:table-cell>
          <table:table-cell table:style-name="ce18" office:value-type="currency" office:currency="EUR" office:value="6384.3" calcext:value-type="currency">
            <text:p>6 384,30 €</text:p>
          </table:table-cell>
          <table:table-cell table:style-name="ce22"/>
          <table:table-cell table:style-name="ce25" office:value-type="currency" office:currency="EUR" office:value="54331.16" calcext:value-type="currency">
            <text:p>54 331,16 €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décembre</text:p>
          </table:table-cell>
          <table:table-cell table:style-name="ce19" office:value-type="currency" office:currency="EUR" office:value="4001.73" calcext:value-type="currency">
            <text:p>4 001,73 €</text:p>
          </table:table-cell>
          <table:table-cell table:style-name="ce23"/>
          <table:table-cell table:style-name="ce25" office:value-type="currency" office:currency="EUR" office:value="58332.89" calcext:value-type="currency">
            <text:p>58 332,89 €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2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pan text:style-name="T1">Facile</text:span> : Saisissez la formule en C15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5" table:number-rows-spanned="1">
            <text:p>On souhaite remplir la colonne D en écrivant une formule en D3 qu'on va étendre jusque D14</text:p>
          </table:table-cell>
          <table:covered-table-cell table:number-columns-repeated="4" table:style-name="ce13"/>
          <table:table-cell table:number-columns-repeated="1019"/>
        </table:table-row>
        <table:table-row table:style-name="ro6">
          <table:table-cell table:style-name="ce14" office:value-type="string" calcext:value-type="string" table:number-columns-spanned="5" table:number-rows-spanned="1">
            <text:p><text:span text:style-name="T2">Réfléchir avant d'agir ! Aide</text:span><text:span text:style-name="T3"> : en D3, on doit calculer la somme de C3 à C3, en D4 la somme de C3 jusque C4, en D5 la somme de C3 jusque C5, ...</text:span>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5" table:number-rows-spanned="1">
            <text:p>Mettez les valeurs au format monétaire</text:p>
          </table:table-cell>
          <table:covered-table-cell table:number-columns-repeated="4" table:style-name="ce1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_des_cotisations" table:base-cell-address="" table:cell-range-address="$#REF!.$I$18"/>
        <table:named-range table:name="CritèreJeune" table:base-cell-address="" table:cell-range-address="$#REF!.$I$14:.$I$15"/>
        <table:named-range table:name="CritèreTrèsJeune" table:base-cell-address="" table:cell-range-address="$#REF!.$J$14:.$J$15"/>
        <table:named-range table:name="CritèreVétéran" table:base-cell-address="" table:cell-range-address="$#REF!.$K$14:.$K$15"/>
        <table:named-range table:name="Date_de_naissance" table:base-cell-address="" table:cell-range-address="$#REF!.$C$15:.$C$52"/>
        <table:named-range table:name="Excel_BuiltIn_Database_0" table:base-cell-address="" table:cell-range-address="$#REF!.$A$14:.$F$22"/>
        <table:named-range table:name="Montant_de_la_cotisation" table:base-cell-address="" table:cell-range-address="$#REF!.$F$15:.$F$52"/>
        <table:named-range table:name="TableRéductions" table:base-cell-address="" table:cell-range-address="$#REF!.$I$15:.$K$16"/>
        <table:named-range table:name="Taux_de_TVA" table:base-cell-address="" table:cell-range-address="$#REF!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decorativ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0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0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5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51cm" fo:margin-bottom="1.251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97cm"/>
      </style:header-style>
      <style:footer-style>
        <style:header-footer-properties fo:min-height="0.75cm" fo:margin-left="0cm" fo:margin-right="0cm" fo:margin-top="0.397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251cm" fo:margin-bottom="1.251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97cm"/>
      </style:header-style>
      <style:footer-style>
        <style:header-footer-properties fo:min-height="0.75cm" fo:margin-left="0cm" fo:margin-right="0cm" fo:margin-top="0.39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férences1" style:display-name="PageStyle_Références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éférences2" style:display-name="PageStyle_Références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ltiplication" style:display-name="PageStyle_Multiplica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iles" style:display-name="PageStyle_Faci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mulé" style:display-name="PageStyle_Cumulé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" style:display-name="PageStyle_Not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06T12:59:45</meta:creation-date>
    <dc:date>2016-07-28T15:07:46.873948580</dc:date>
    <meta:print-date>2004-02-02T23:05:26</meta:print-date>
    <meta:editing-cycles>10</meta:editing-cycles>
    <meta:editing-duration>P24DT52M33S</meta:editing-duration>
    <meta:generator>LibreOffice/4.2.8.2$Linux_X86_64 LibreOffice_project/420m0$Build-2</meta:generator>
    <meta:document-statistic meta:table-count="2" meta:cell-count="85" meta:object-count="1"/>
  </office:meta>
</office:document-meta>
</file>